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42ab" officeooo:paragraph-rsid="000042ab"/>
    </style:style>
    <style:style style:name="P2" style:family="paragraph" style:parent-style-name="Preformatted_20_Text">
      <style:text-properties officeooo:rsid="0001ed09" officeooo:paragraph-rsid="0001ed09"/>
    </style:style>
    <style:style style:name="P3" style:family="paragraph" style:parent-style-name="Preformatted_20_Text">
      <style:text-properties officeooo:rsid="00042653" officeooo:paragraph-rsid="00042653"/>
    </style:style>
    <style:style style:name="P4" style:family="paragraph" style:parent-style-name="Preformatted_20_Text">
      <style:text-properties officeooo:rsid="00054976" officeooo:paragraph-rsid="00054976"/>
    </style:style>
    <style:style style:name="P5" style:family="paragraph" style:parent-style-name="Preformatted_20_Text">
      <style:text-properties officeooo:rsid="000611d3" officeooo:paragraph-rsid="000611d3"/>
    </style:style>
    <style:style style:name="P6" style:family="paragraph" style:parent-style-name="Preformatted_20_Text">
      <style:text-properties officeooo:rsid="0008dd42" officeooo:paragraph-rsid="0008dd42"/>
    </style:style>
    <style:style style:name="P7" style:family="paragraph" style:parent-style-name="Preformatted_20_Text">
      <style:text-properties officeooo:rsid="000955af" officeooo:paragraph-rsid="000955af"/>
    </style:style>
    <style:style style:name="P8" style:family="paragraph" style:parent-style-name="Preformatted_20_Text">
      <style:text-properties officeooo:rsid="000a35eb" officeooo:paragraph-rsid="000a35eb"/>
    </style:style>
    <style:style style:name="P9" style:family="paragraph" style:parent-style-name="Preformatted_20_Text">
      <style:text-properties officeooo:rsid="000c4d96" officeooo:paragraph-rsid="000c4d96"/>
    </style:style>
    <style:style style:name="P10" style:family="paragraph" style:parent-style-name="Preformatted_20_Text">
      <style:text-properties officeooo:rsid="000ddb84" officeooo:paragraph-rsid="000ddb84"/>
    </style:style>
    <style:style style:name="P11" style:family="paragraph" style:parent-style-name="Preformatted_20_Text">
      <style:text-properties officeooo:rsid="000ddb84" officeooo:paragraph-rsid="001616de"/>
    </style:style>
    <style:style style:name="P12" style:family="paragraph" style:parent-style-name="Preformatted_20_Text">
      <style:text-properties officeooo:rsid="0014b80b" officeooo:paragraph-rsid="0014b80b"/>
    </style:style>
    <style:style style:name="T1" style:family="text">
      <style:text-properties officeooo:rsid="00005f68"/>
    </style:style>
    <style:style style:name="T2" style:family="text">
      <style:text-properties officeooo:rsid="000372b8"/>
    </style:style>
    <style:style style:name="T3" style:family="text">
      <style:text-properties officeooo:rsid="00096a0f"/>
    </style:style>
    <style:style style:name="T4" style:family="text">
      <style:text-properties officeooo:rsid="000fc9b4"/>
    </style:style>
    <style:style style:name="T5" style:family="text">
      <style:text-properties officeooo:rsid="0014b8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ECS293 Project 11 Design Document - Shaun Howard (smh150)</text:p>
      <text:p text:style-name="P1"/>
      <text:p text:style-name="P1">Given the assignment document, I have developed the following design for the</text:p>
      <text:p text:style-name="P1">filter system.</text:p>
      <text:p text:style-name="P1"/>
      <text:p text:style-name="P2">A Filter is a generic interface with two type parameters, A and B.</text:p>
      <text:p text:style-name="P2">A must extend a comparable class in order to be compared during filtering.</text:p>
      <text:p text:style-name="P7">The input is typed must be of type A and the output will be of type B.</text:p>
      <text:p text:style-name="P2">The filter can be reset with a given value of type A.</text:p>
      <text:p text:style-name="P2">The following are the method signatures of the Filter interface: </text:p>
      <text:p text:style-name="P2"></text:p>
      <text:p text:style-name="P2"><text:s text:c="4"/>/**</text:p>
      <text:p text:style-name="P2"><text:s text:c="5"/>* Filters the input value of type A based on the filter type.</text:p>
      <text:p text:style-name="P2"><text:s text:c="5"/>*</text:p>
      <text:p text:style-name="P2"><text:s text:c="5"/>* @param value - the value to filter</text:p>
      <text:p text:style-name="P2"><text:s text:c="5"/>* @return the filtered value of type B</text:p>
      <text:p text:style-name="P2"><text:s text:c="5"/>*/</text:p>
      <text:p text:style-name="P2"><text:s text:c="4"/>public B filter(A value);</text:p>
      <text:p text:style-name="P2"></text:p>
      <text:p text:style-name="P2"><text:s text:c="4"/>/**</text:p>
      <text:p text:style-name="P2"><text:s text:c="5"/>* Resets the filter with the input value.</text:p>
      <text:p text:style-name="P2"><text:s text:c="5"/>*</text:p>
      <text:p text:style-name="P2"><text:s text:c="5"/>* @param value - the value to reset the filter with</text:p>
      <text:p text:style-name="P2"><text:s text:c="5"/>*/</text:p>
      <text:p text:style-name="P2"><text:s text:c="4"/>public void reset(A value);</text:p>
      <text:p text:style-name="P2"/>
      <text:p text:style-name="P3">An IdentityFilter is a generic class with one type parameter that returns the value input without modification. The output value has the same type as the input type.</text:p>
      <text:p text:style-name="P4">The following is pseudo-code for the IdentityFilter class.</text:p>
      <text:p text:style-name="P3"></text:p>
      <text:p text:style-name="P3"><text:s text:c="4"/>/**</text:p>
      <text:p text:style-name="P3"><text:s text:c="5"/>* Filters by returning the identity of the input.</text:p>
      <text:p text:style-name="P3"><text:s text:c="5"/>*</text:p>
      <text:p text:style-name="P3"><text:s text:c="5"/>* @param value - the value to filter</text:p>
      <text:p text:style-name="P3"><text:s text:c="5"/>* @return the identity of the value</text:p>
      <text:p text:style-name="P3"><text:s text:c="5"/>*/</text:p>
      <text:p text:style-name="P3"><text:s text:c="4"/>public A filter(A value){</text:p>
      <text:p text:style-name="P3"><text:s text:c="8"/>check that value is not null</text:p>
      <text:p text:style-name="P3"><text:s text:c="8"/>return value</text:p>
      <text:p text:style-name="P3"><text:s text:c="4"/>}</text:p>
      <text:p text:style-name="P1"/>
      <text:p text:style-name="P1">A ScalarFilter is an interface <text:span text:style-name="T2">that only handles double-precision floating point numbers, so it is not generic</text:span>.</text:p>
      <text:p text:style-name="P1"></text:p>
      <text:p text:style-name="P1">A <text:span text:style-name="T1">S</text:span>calar<text:span text:style-name="T1">F</text:span>ilter is a filter that maintains a previously calculated double value</text:p>
      <text:p text:style-name="P1">and appends an input double value to that value in order to calculate the output</text:p>
      <text:p text:style-name="P1">desired for the implementing filter. The filter can be reset with a given value</text:p>
      <text:p text:style-name="P1">of type double.</text:p>
      <text:p text:style-name="P5">The following are the method signatures of the ScalarFilter interface:</text:p>
      <text:p text:style-name="P1"></text:p>
      <text:p text:style-name="P1"><text:s text:c="4"/>/**</text:p>
      <text:p text:style-name="P1"><text:s text:c="5"/>* Filters the input value based on the previous input.</text:p>
      <text:p text:style-name="P1"><text:s text:c="5"/>* Returns the filtered value.</text:p>
      <text:p text:style-name="P1"><text:s text:c="5"/>*</text:p>
      <text:p text:style-name="P1"><text:s text:c="5"/>* @param value - the value to filter</text:p>
      <text:p text:style-name="P1"><text:s text:c="5"/>* @return the filtered value</text:p>
      <text:p text:style-name="P1"><text:s text:c="5"/>*/</text:p>
      <text:p text:style-name="P1"><text:s text:c="4"/>public double filter(double value);</text:p>
      <text:p text:style-name="P1"></text:p>
      <text:p text:style-name="P1"><text:soft-page-break/><text:s text:c="4"/>/**</text:p>
      <text:p text:style-name="P1"><text:s text:c="5"/>* Resets the filter with the input value.</text:p>
      <text:p text:style-name="P1"><text:s text:c="5"/>*</text:p>
      <text:p text:style-name="P1"><text:s text:c="5"/>* @param value - the value to reset the filter with</text:p>
      <text:p text:style-name="P1"><text:s text:c="5"/>*/</text:p>
      <text:p text:style-name="P1"><text:s text:c="4"/>public void reset(double value);</text:p>
      <text:p text:style-name="P1"/>
      <text:p text:style-name="P6">A MaxFilter is a generic Filter that filters the input data for the maximum value</text:p>
      <text:p text:style-name="P6">since initialization or the last reset. A comparator is used for comparing values</text:p>
      <text:p text:style-name="P6">in the MaxFilter. <text:span text:style-name="T3">The following is pseudo-code for the MaxFilter class:</text:span></text:p>
      <text:p text:style-name="P6"></text:p>
      <text:p text:style-name="P6"><text:s text:c="4"/>// The maximum value found thus far.</text:p>
      <text:p text:style-name="P6"><text:s text:c="4"/>A max;</text:p>
      <text:p text:style-name="P6"></text:p>
      <text:p text:style-name="P6"><text:s text:c="4"/>/**</text:p>
      <text:p text:style-name="P6"><text:s text:c="5"/>* Filters the maximum input value since the filter was initialized or</text:p>
      <text:p text:style-name="P6"><text:s text:c="5"/>* was last reset.</text:p>
      <text:p text:style-name="P6"><text:s text:c="5"/>*</text:p>
      <text:p text:style-name="P6"><text:s text:c="5"/>* @param value - the value to filter</text:p>
      <text:p text:style-name="P6"><text:s text:c="5"/>* @return the maximum seen by the filter thus far as type B</text:p>
      <text:p text:style-name="P6"><text:s text:c="5"/>*/</text:p>
      <text:p text:style-name="P6"><text:s text:c="4"/>public B filter(A value) {</text:p>
      <text:p text:style-name="P6"><text:s text:c="8"/>check that value is not null</text:p>
      <text:p text:style-name="P6"></text:p>
      <text:p text:style-name="P6"><text:s text:c="8"/>if value is greater than max</text:p>
      <text:p text:style-name="P6"><text:s text:c="12"/>max &lt;- value</text:p>
      <text:p text:style-name="P6"></text:p>
      <text:p text:style-name="P6"><text:s text:c="8"/>return max as type B</text:p>
      <text:p text:style-name="P6"><text:s text:c="4"/>}</text:p>
      <text:p text:style-name="P6"></text:p>
      <text:p text:style-name="P6"><text:s text:c="4"/>/**</text:p>
      <text:p text:style-name="P6"><text:s text:c="5"/>* Resets the filter with the specified value.</text:p>
      <text:p text:style-name="P6"><text:s text:c="5"/>*</text:p>
      <text:p text:style-name="P6"><text:s text:c="5"/>* @param value - the value to reset the filter with</text:p>
      <text:p text:style-name="P6"><text:s text:c="5"/>*/</text:p>
      <text:p text:style-name="P6"><text:s text:c="4"/>public void reset(A value){</text:p>
      <text:p text:style-name="P6"><text:s text:c="8"/>max &lt;- value</text:p>
      <text:p text:style-name="P6"><text:s text:c="4"/>}</text:p>
      <text:p text:style-name="P1"/>
      <text:p text:style-name="P8">A MinFilter is a generic Filter that filters the input data for the minimum value</text:p>
      <text:p text:style-name="P8">since initialization or the last reset. A comparator is used for comparing values</text:p>
      <text:p text:style-name="P8">in the MinFilter. The following is pseudo-code for the MinFilter class:</text:p>
      <text:p text:style-name="P8"></text:p>
      <text:p text:style-name="P8"><text:s text:c="4"/>// The minimum value found thus far.</text:p>
      <text:p text:style-name="P8"><text:s text:c="4"/>A min;</text:p>
      <text:p text:style-name="P8"></text:p>
      <text:p text:style-name="P8"><text:s text:c="4"/>/**</text:p>
      <text:p text:style-name="P8"><text:s text:c="5"/>* Filters the minimum input value since the filter was initialized or</text:p>
      <text:p text:style-name="P8"><text:s text:c="5"/>* was last reset.</text:p>
      <text:p text:style-name="P8"><text:s text:c="5"/>*</text:p>
      <text:p text:style-name="P8"><text:s text:c="5"/>* @param value - the value to filter</text:p>
      <text:p text:style-name="P8"><text:s text:c="5"/>* @return the minimum seen by the filter thus far as type B</text:p>
      <text:p text:style-name="P8"><text:s text:c="5"/>*/</text:p>
      <text:p text:style-name="P8"><text:s text:c="4"/>public B filter(A value) {</text:p>
      <text:p text:style-name="P8"><text:s text:c="8"/>check that value is not null</text:p>
      <text:p text:style-name="P8"></text:p>
      <text:p text:style-name="P8"><text:s text:c="8"/>if value is less than min</text:p>
      <text:p text:style-name="P8"><text:s text:c="12"/>min &lt;- value</text:p>
      <text:p text:style-name="P8"></text:p>
      <text:p text:style-name="P8"><text:soft-page-break/><text:s text:c="8"/>return min as type B</text:p>
      <text:p text:style-name="P8"><text:s text:c="4"/>}</text:p>
      <text:p text:style-name="P8"></text:p>
      <text:p text:style-name="P8"><text:s text:c="4"/>/**</text:p>
      <text:p text:style-name="P8"><text:s text:c="5"/>* Resets the filter with the specified value.</text:p>
      <text:p text:style-name="P8"><text:s text:c="5"/>*</text:p>
      <text:p text:style-name="P8"><text:s text:c="5"/>* @param value - the value to reset the filter with</text:p>
      <text:p text:style-name="P8"><text:s text:c="5"/>*/</text:p>
      <text:p text:style-name="P8"><text:s text:c="4"/>public void reset(A value){</text:p>
      <text:p text:style-name="P8"><text:s text:c="8"/>min &lt;- value</text:p>
      <text:p text:style-name="P8"><text:s text:c="4"/>}</text:p>
      <text:p text:style-name="P8"/>
      <text:p text:style-name="P9">A FilterN is a generic abstract class with one type parameter, A, that must</text:p>
      <text:p text:style-name="P9">extend a comparable class for comparison during filtering. This filter only considers the last N values input to the filter. The filter can be reset with a given value of type A.</text:p>
      <text:p text:style-name="P9"></text:p>
      <text:p text:style-name="P9"><text:s text:c="4"/>// The count to reset the filter at.</text:p>
      <text:p text:style-name="P9"><text:s text:c="4"/>int n</text:p>
      <text:p text:style-name="P9"></text:p>
      <text:p text:style-name="P9"><text:s text:c="4"/>// An array of stored input values.</text:p>
      <text:p text:style-name="P9"><text:s text:c="4"/>List&lt;A&gt; values</text:p>
      <text:p text:style-name="P9"></text:p>
      <text:p text:style-name="P9"><text:s text:c="4"/>/**</text:p>
      <text:p text:style-name="P9"><text:s text:c="5"/>* Constructs a new Filter N that tracks n</text:p>
      <text:p text:style-name="P9"><text:s text:c="5"/>* previous inputs for filtering.</text:p>
      <text:p text:style-name="P9"><text:s text:c="5"/>*</text:p>
      <text:p text:style-name="P9"><text:s text:c="5"/>* @param n - the number of previous inputs tracked</text:p>
      <text:p text:style-name="P9"><text:s text:c="5"/>*/</text:p>
      <text:p text:style-name="P9"><text:s text:c="4"/>public FilterN(int n){</text:p>
      <text:p text:style-name="P9"><text:s text:c="8"/>check that n is not null</text:p>
      <text:p text:style-name="P9"><text:s text:c="8"/>this.n &lt;- n</text:p>
      <text:p text:style-name="P9"><text:s text:c="8"/>values &lt;- a new array list</text:p>
      <text:p text:style-name="P9"><text:s text:c="4"/>}</text:p>
      <text:p text:style-name="P9"></text:p>
      <text:p text:style-name="P9"><text:s text:c="4"/>/**</text:p>
      <text:p text:style-name="P9"><text:s text:c="5"/>* Removes the front node of the list if</text:p>
      <text:p text:style-name="P9"><text:s text:c="5"/>* the size of the list is greater than or equal to</text:p>
      <text:p text:style-name="P9"><text:s text:c="5"/>* n.</text:p>
      <text:p text:style-name="P9"><text:s text:c="5"/>*/</text:p>
      <text:p text:style-name="P9"><text:s text:c="4"/>void maintainN(){</text:p>
      <text:p text:style-name="P9"><text:s text:c="8"/>if size of values list &gt;= n</text:p>
      <text:p text:style-name="P9"><text:s text:c="12"/>remove the front value from list</text:p>
      <text:p text:style-name="P9"></text:p>
      <text:p text:style-name="P9"><text:s text:c="4"/>}</text:p>
      <text:p text:style-name="P9"></text:p>
      <text:p text:style-name="P9"><text:s text:c="4"/>/**</text:p>
      <text:p text:style-name="P9"><text:s text:c="5"/>* Resets the filter with the given value.</text:p>
      <text:p text:style-name="P9"><text:s text:c="5"/>*</text:p>
      <text:p text:style-name="P9"><text:s text:c="5"/>* @param value - the value to reset the filter with</text:p>
      <text:p text:style-name="P9"><text:s text:c="5"/>*/</text:p>
      <text:p text:style-name="P9"><text:s text:c="4"/>public void reset(A value){</text:p>
      <text:p text:style-name="P9"><text:s text:c="8"/>check that value is not null</text:p>
      <text:p text:style-name="P9"><text:s text:c="8"/>clear the value list</text:p>
      <text:p text:style-name="P9"><text:s text:c="8"/>add value to the value list</text:p>
      <text:p text:style-name="P9"><text:s text:c="4"/>}</text:p>
      <text:p text:style-name="P9"></text:p>
      <text:p text:style-name="P9"><text:s text:c="4"/>/**</text:p>
      <text:p text:style-name="P9"><text:s text:c="5"/>* Gets the list of values collected by this filter.</text:p>
      <text:p text:style-name="P9"><text:soft-page-break/><text:s text:c="5"/>*</text:p>
      <text:p text:style-name="P9"><text:s text:c="5"/>* @return the list of values collected by this filter</text:p>
      <text:p text:style-name="P9"><text:s text:c="5"/>*/</text:p>
      <text:p text:style-name="P9"><text:s text:c="4"/>public List&lt;A&gt; getValues() {</text:p>
      <text:p text:style-name="P9"><text:s text:c="8"/>return values</text:p>
      <text:p text:style-name="P9"><text:s text:c="4"/>}</text:p>
      <text:p text:style-name="P9"/>
      <text:p text:style-name="P10">MaxFilterN is a generic FilterN <text:span text:style-name="T5">of type A </text:span>and Filter <text:span text:style-name="T5">of type A and B </text:span>that returns the maximum of the last N values seen or the maximum value seen since the last</text:p>
      <text:p text:style-name="P10">reset if less than N values were encountered.</text:p>
      <text:p text:style-name="P10"><text:span text:style-name="T4">The following is pseudo-code for the MaxFilterN class:</text:span></text:p>
      <text:p text:style-name="P10"/>
      <text:p text:style-name="P10"><text:s text:c="4"/>/**</text:p>
      <text:p text:style-name="P10"><text:s text:c="5"/>* Constructs a Max Filter that resets after N</text:p>
      <text:p text:style-name="P10"><text:s text:c="5"/>* values are filtered.</text:p>
      <text:p text:style-name="P10"><text:s text:c="5"/>*</text:p>
      <text:p text:style-name="P10"><text:s text:c="5"/>* @param n - the number of calls to reset</text:p>
      <text:p text:style-name="P10"><text:s text:c="5"/>* <text:s text:c="9"/>the filter at</text:p>
      <text:p text:style-name="P10"><text:s text:c="5"/>*/</text:p>
      <text:p text:style-name="P10"><text:s text:c="4"/>public MaxFilterN(int n){</text:p>
      <text:p text:style-name="P10"><text:s text:c="8"/>call parent's constructor with n</text:p>
      <text:p text:style-name="P10"><text:s text:c="4"/>}</text:p>
      <text:p text:style-name="P10"></text:p>
      <text:p text:style-name="P10"><text:s text:c="4"/>/**</text:p>
      <text:p text:style-name="P10"><text:s text:c="5"/>* Filters the input value by returning the maximum</text:p>
      <text:p text:style-name="P10"><text:s text:c="5"/>* value input of the last N inputs or since the</text:p>
      <text:p text:style-name="P10"><text:s text:c="5"/>* last reset.</text:p>
      <text:p text:style-name="P10"><text:s text:c="5"/>*</text:p>
      <text:p text:style-name="P10"><text:s text:c="5"/>* @param value - the value to filter</text:p>
      <text:p text:style-name="P10"><text:s text:c="5"/>* @return the maximum value yet seen by the filter</text:p>
      <text:p text:style-name="P10"><text:s text:c="5"/>*/</text:p>
      <text:p text:style-name="P10"><text:s text:c="4"/>public B filter(A value){</text:p>
      <text:p text:style-name="P10"><text:s text:c="8"/>check that value is not null</text:p>
      <text:p text:style-name="P10"><text:s text:c="8"/>call procedure maintainN</text:p>
      <text:p text:style-name="P10"><text:s text:c="8"/>add value to list of values</text:p>
      <text:p text:style-name="P10"><text:s text:c="8"/>return max of values</text:p>
      <text:p text:style-name="P10"><text:s text:c="4"/>}</text:p>
      <text:p text:style-name="P10"></text:p>
      <text:p text:style-name="P10"><text:s text:c="4"/>/**</text:p>
      <text:p text:style-name="P10"><text:s text:c="5"/>* Returns the maximum element in the list of values.</text:p>
      <text:p text:style-name="P10"><text:s text:c="5"/>*</text:p>
      <text:p text:style-name="P10"><text:s text:c="5"/>* @return the max element in the list of values</text:p>
      <text:p text:style-name="P10"><text:s text:c="5"/>*/</text:p>
      <text:p text:style-name="P10"><text:s text:c="4"/>private B max(){</text:p>
      <text:p text:style-name="P10"><text:s text:c="8"/>A max &lt;- null</text:p>
      <text:p text:style-name="P10"><text:s text:c="8"/>boolean first &lt;- true</text:p>
      <text:p text:style-name="P10"><text:s text:c="8"/>for each value in list of values</text:p>
      <text:p text:style-name="P10"><text:s text:c="12"/>if first = true</text:p>
      <text:p text:style-name="P10"><text:s text:c="16"/>first &lt;- false</text:p>
      <text:p text:style-name="P10"><text:s text:c="16"/>max &lt;- value</text:p>
      <text:p text:style-name="P10"></text:p>
      <text:p text:style-name="P10"><text:s text:c="12"/>if value is greater than max</text:p>
      <text:p text:style-name="P10"><text:s text:c="16"/>max &lt;- value</text:p>
      <text:p text:style-name="P10"></text:p>
      <text:p text:style-name="P10"><text:s text:c="8"/>return max as type B</text:p>
      <text:p text:style-name="P10"><text:s text:c="4"/>}</text:p>
      <text:p text:style-name="P10"/>
      <text:p text:style-name="P12">MinFilterN is a generic FilterN of type A and Filter of type A and B</text:p>
      <text:p text:style-name="P12">that returns the minimum of the last N values seen or the minimum value seen since <text:soft-page-break/>the last reset if less than N values were encountered.</text:p>
      <text:p text:style-name="P11"><text:span text:style-name="T4">The following is pseudo-code for the MinFilterN class:</text:span></text:p>
      <text:p text:style-name="P12"></text:p>
      <text:p text:style-name="P12"><text:s text:c="4"/>/**</text:p>
      <text:p text:style-name="P12"><text:s text:c="5"/>* Constructs a Min Filter that resets after N</text:p>
      <text:p text:style-name="P12"><text:s text:c="5"/>* values are filtered.</text:p>
      <text:p text:style-name="P12"><text:s text:c="5"/>*</text:p>
      <text:p text:style-name="P12"><text:s text:c="5"/>* @param n - the number of calls to reset</text:p>
      <text:p text:style-name="P12"><text:s text:c="5"/>* <text:s text:c="9"/>the filter at</text:p>
      <text:p text:style-name="P12"><text:s text:c="5"/>*/</text:p>
      <text:p text:style-name="P12"><text:s text:c="4"/>public MinFilterN(int n){</text:p>
      <text:p text:style-name="P12"><text:s text:c="8"/>call parent's constructor with n</text:p>
      <text:p text:style-name="P12"><text:s text:c="4"/>}</text:p>
      <text:p text:style-name="P12"></text:p>
      <text:p text:style-name="P12"><text:s text:c="4"/>/**</text:p>
      <text:p text:style-name="P12"><text:s text:c="5"/>* Filters the input value by returning the minimum</text:p>
      <text:p text:style-name="P12"><text:s text:c="5"/>* value input of the last N inputs or since the</text:p>
      <text:p text:style-name="P12"><text:s text:c="5"/>* last reset.</text:p>
      <text:p text:style-name="P12"><text:s text:c="5"/>* @param value - the value to filter</text:p>
      <text:p text:style-name="P12"><text:s text:c="5"/>* @return the minimum value yet seen by the filter</text:p>
      <text:p text:style-name="P12"><text:s text:c="5"/>*/</text:p>
      <text:p text:style-name="P12"><text:s text:c="4"/>public B filter(A value){</text:p>
      <text:p text:style-name="P12"><text:s text:c="8"/>check that value is not null</text:p>
      <text:p text:style-name="P12"><text:s text:c="8"/>call procedure maintainN</text:p>
      <text:p text:style-name="P12"><text:s text:c="8"/>add value to list of values</text:p>
      <text:p text:style-name="P12"><text:s text:c="8"/>return min of values</text:p>
      <text:p text:style-name="P12"><text:s text:c="4"/>}</text:p>
      <text:p text:style-name="P12"></text:p>
      <text:p text:style-name="P12"><text:s text:c="4"/>/**</text:p>
      <text:p text:style-name="P12"><text:s text:c="5"/>* Returns the minimum element in the list of values.</text:p>
      <text:p text:style-name="P12"><text:s text:c="5"/>*</text:p>
      <text:p text:style-name="P12"><text:s text:c="5"/>* @return the min element in the list of values</text:p>
      <text:p text:style-name="P12"><text:s text:c="5"/>*/</text:p>
      <text:p text:style-name="P12"><text:s text:c="4"/>private B min(){</text:p>
      <text:p text:style-name="P12"><text:s text:c="8"/>A min &lt;- null</text:p>
      <text:p text:style-name="P12"><text:s text:c="8"/>boolean first &lt;- true</text:p>
      <text:p text:style-name="P12"><text:s text:c="8"/>for each value in list of values</text:p>
      <text:p text:style-name="P12"><text:s text:c="12"/>if first = true</text:p>
      <text:p text:style-name="P12"><text:s text:c="16"/>first &lt;- false</text:p>
      <text:p text:style-name="P12"><text:s text:c="16"/>min &lt;- value</text:p>
      <text:p text:style-name="P12"></text:p>
      <text:p text:style-name="P12"><text:s text:c="12"/>if value is less than min</text:p>
      <text:p text:style-name="P12"><text:s text:c="16"/>min &lt;- value</text:p>
      <text:p text:style-name="P12"></text:p>
      <text:p text:style-name="P12"><text:s text:c="8"/>return min as type B</text:p>
      <text:p text:style-name="P12"><text:s text:c="4"/>}</text:p>
      <text:p text:style-name="P1"/>
      <text:p text:style-name="P1"/>
      <text:p text:style-name="P1">Filter - which will have generic input and output types</text:p>
      <text:p text:style-name="P1">A filter repeatedly takes an input value and returns an output value. A filter also has an optional reset operation that is the</text:p>
      <text:p text:style-name="P1">same type as the input value.</text:p>
      <text:p text:style-name="P1"/>
      <text:p text:style-name="P1">Scalar Filter - which is a type of Filter</text:p>
      <text:p text:style-name="P1">Multiplies the input value by a given scalar value which results in the output value.</text:p>
      <text:p text:style-name="P1"/>
      <text:p text:style-name="P1">Identity Filter - which is a type of Scalar Filter with scale 1</text:p>
      <text:p text:style-name="P1">This multiplies the input value by a unit scalar which results</text:p>
      <text:p text:style-name="P1"><text:soft-page-break/>in an output value the same as the input value.</text:p>
      <text:p text:style-name="P1"/>
      <text:p text:style-name="P1">Max Filter N - which is a type of Scalar Filter that has a maximum determined by a Comparator and utilizes reset operation.</text:p>
      <text:p text:style-name="P1">This returns the max value of the last N values (or less if &lt; N</text:p>
      <text:p text:style-name="P1">values are available since the beginning or the last reset).</text:p>
      <text:p text:style-name="P1"/>
      <text:p text:style-name="P1">Max Filter - which is a type of Max Filter N with N as infinity</text:p>
      <text:p text:style-name="P1">This returns the max value since the beginning or the last reset,</text:p>
      <text:p text:style-name="P1">whichever occurred most recently.</text:p>
      <text:p text:style-name="P1"/>
      <text:p text:style-name="P1">Min Filter N - which is a type of Scalar Filter that has a minimum determined by a Comparator and utilizes reset operation.</text:p>
      <text:p text:style-name="P1">This returns the min value of the last N values (or less if &lt; N</text:p>
      <text:p text:style-name="P1">values are available since the beginning or the last reset).</text:p>
      <text:p text:style-name="P1"/>
      <text:p text:style-name="P1">Min Filter - which is a type of Min Filter N with N as infinity</text:p>
      <text:p text:style-name="P1">This returns the min value since the beginning or the last reset,</text:p>
      <text:p text:style-name="P1">whichever occurred most recently.</text:p>
      <text:p text:style-name="P1"/>
      <text:p text:style-name="P1">Averaging Filter N - which is a type of Scalar Filter that gets the average of input and utilizes reset operation.</text:p>
      <text:p text:style-name="P1">This returns the average value of the last N values (or less if &lt; N values are available since the beginning or the last reset).</text:p>
      <text:p text:style-name="P1"/>
      <text:p text:style-name="P1">Averaging Filter - which is a type of Averaging Filter N with N as infinity</text:p>
      <text:p text:style-name="P1">This returns the average value since the beginning or the last reset, whichever occurred most recently.</text:p>
      <text:p text:style-name="P1"/>
      <text:p text:style-name="P1">Scalar Linear Filter - which is a type of Filter and utilizes reset operation</text:p>
      <text:p text:style-name="P1">FIR Filter - which is a type of Scalar Linear Filter</text:p>
      <text:p text:style-name="P1">Gain Filter - which is a type of FIR Filter</text:p>
      <text:p text:style-name="P1">Binomial Filter - which is a type of FIR Filter</text:p>
      <text:p text:style-name="P1">Filter Cascade - which is a type of Filter that takes multiple Filters but does not support the reset operation.</text:p>
      <text:p text:style-name="P1">Filters in the filter cascade can, however, be reset individually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12T12:30:47.364576675</dc:date>
    <meta:generator>LibreOffice/4.2.6.3$Linux_X86_64 LibreOffice_project/420m0$Build-3</meta:generator>
    <meta:editing-duration>PT29M29S</meta:editing-duration>
    <meta:editing-cycles>26</meta:editing-cycles>
    <meta:document-statistic meta:table-count="0" meta:image-count="0" meta:object-count="0" meta:page-count="6" meta:paragraph-count="296" meta:word-count="1721" meta:character-count="10166" meta:non-whitespace-character-count="7254"/>
  </office:meta>
</office:document-meta>
</file>